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text-properties officeooo:paragraph-rsid="0fb98046"/>
    </style:style>
    <style:style style:name="P58" style:family="paragraph" style:parent-style-name="Standard">
      <style:text-properties officeooo:paragraph-rsid="0fc931f5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e03342d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e0bda5c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1431c5"/>
    </style:style>
    <style:style style:name="P71" style:family="paragraph" style:parent-style-name="Standard">
      <style:paragraph-properties fo:text-align="center" style:justify-single-word="false"/>
      <style:text-properties officeooo:paragraph-rsid="10178c94"/>
    </style:style>
    <style:style style:name="P72" style:family="paragraph" style:parent-style-name="Standard">
      <style:paragraph-properties fo:text-align="center" style:justify-single-word="false"/>
      <style:text-properties officeooo:paragraph-rsid="10a6ab30"/>
    </style:style>
    <style:style style:name="P73" style:family="paragraph" style:parent-style-name="Standard">
      <style:text-properties officeooo:paragraph-rsid="0fcd2b2a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2a40f4"/>
    </style:style>
    <style:style style:name="P77" style:family="paragraph" style:parent-style-name="Standard">
      <style:text-properties officeooo:paragraph-rsid="100a8329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1020f7f1"/>
    </style:style>
    <style:style style:name="P80" style:family="paragraph" style:parent-style-name="Standard">
      <style:text-properties officeooo:rsid="0fde3dbd" officeooo:paragraph-rsid="102ebb87"/>
    </style:style>
    <style:style style:name="P81" style:family="paragraph" style:parent-style-name="Footnote">
      <style:text-properties officeooo:paragraph-rsid="104cbf60"/>
    </style:style>
    <style:style style:name="P82" style:family="paragraph" style:parent-style-name="Footnote">
      <style:text-properties officeooo:paragraph-rsid="104dd9dc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1104ef98"/>
    </style:style>
    <style:style style:name="P96" style:family="paragraph" style:parent-style-name="Standard">
      <style:paragraph-properties style:writing-mode="lr-tb"/>
      <style:text-properties officeooo:paragraph-rsid="11062487"/>
    </style:style>
    <style:style style:name="P97" style:family="paragraph" style:parent-style-name="Standard">
      <style:text-properties officeooo:paragraph-rsid="11073611"/>
    </style:style>
    <style:style style:name="P98" style:family="paragraph" style:parent-style-name="Standard">
      <style:text-properties officeooo:paragraph-rsid="1108b645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style:font-size-asian="12pt" style:font-size-complex="12pt"/>
    </style:style>
    <style:style style:name="T224" style:family="text">
      <style:text-properties officeooo:rsid="04473353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b5b188" style:font-weight-asian="bold" style:font-weight-complex="bold"/>
    </style:style>
    <style:style style:name="T227" style:family="text">
      <style:text-properties officeooo:rsid="0aace3cd"/>
    </style:style>
    <style:style style:name="T228" style:family="text">
      <style:text-properties fo:font-size="10pt" officeooo:rsid="04473353" style:font-size-asian="10pt" style:font-size-complex="10pt"/>
    </style:style>
    <style:style style:name="T22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officeooo:rsid="0f95a7a0"/>
    </style:style>
    <style:style style:name="T233" style:family="text">
      <style:text-properties officeooo:rsid="0f8f58bd"/>
    </style:style>
    <style:style style:name="T234" style:family="text">
      <style:text-properties style:font-name="Ubuntu1" fo:font-size="10pt" officeooo:rsid="04473353" style:font-size-asian="10pt" style:font-size-complex="10pt"/>
    </style:style>
    <style:style style:name="T235" style:family="text">
      <style:text-properties officeooo:rsid="101b90cf"/>
    </style:style>
    <style:style style:name="T236" style:family="text">
      <style:text-properties officeooo:rsid="101e15d6"/>
    </style:style>
    <style:style style:name="T237" style:family="text">
      <style:text-properties officeooo:rsid="10048e31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officeooo:rsid="10a19599"/>
    </style:style>
    <style:style style:name="T271" style:family="text">
      <style:text-properties officeooo:rsid="10b5b188"/>
    </style:style>
    <style:style style:name="T272" style:family="text">
      <style:text-properties officeooo:rsid="10b887a8"/>
    </style:style>
    <style:style style:name="T273" style:family="text">
      <style:text-properties officeooo:rsid="10cedf4f"/>
    </style:style>
    <style:style style:name="T274" style:family="text">
      <style:text-properties officeooo:rsid="10048e31" style:font-size-asian="11pt" style:font-size-complex="11pt"/>
    </style:style>
    <style:style style:name="T275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7">C</text:span><text:span text:style-name="T176">hecklist voor </text:span><text:span text:style-name="T178">de installatie</text:span><text:span text:style-name="T176"> van </text:span><text:span text:style-name="T176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24"><text:span text:style-name="T245">D</text:span><text:span text:style-name="T246">eze </text:span><text:span text:style-name="T254"><text:user-field-get text:name="Distro">Debian</text:user-field-get></text:span><text:span text:style-name="T247"><text:s/></text:span><text:span text:style-name="T253"><text:user-field-get text:name="Version">12</text:user-field-get></text:span><text:span text:style-name="T253"><text:s/></text:span><text:span text:style-name="T255">Desktop</text:span><text:span text:style-name="T246"> (codenaam </text:span><text:span text:style-name="T250">bookworm</text:span><text:span text:style-name="T246">) van </text:span><text:span text:style-name="T252">11 </text:span><text:span text:style-name="T251">juni</text:span><text:span text:style-name="T248"> </text:span><text:span text:style-name="T259"><text:user-field-get text:name="Releaseyear">2023</text:user-field-get></text:span><text:span text:style-name="T249"><text:s/></text:span><text:span text:style-name="T246">wordt gedurende 5 jaar ondersteund tot </text:span><text:span text:style-name="T252">30 </text:span><text:span text:style-name="T251">juni</text:span><text:span text:style-name="T246"> 202</text:span><text:span text:style-name="T251">8</text:span><text:span text:style-name="T246">.</text:span></text:p></text:note-body></text:note></text:span><text:span text:style-name="T181"><text:s/></text:span><text:span text:style-name="T183">Desktop</text:span><text:span text:style-name="T182">.</text:span></text:p>
      <text:p text:style-name="P38"/>
      <text:p text:style-name="P34"/>
      <text:p text:style-name="P88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08"><text:tab/><text:tab/></text:span><text:span text:style-name="T223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09"><text:tab/></text:span><text:span text:style-name="T210">b</text:span><text:span text:style-name="T260">ij</text:span><text:span text:style-name="T262">v.</text:span><text:span text:style-name="T207"> </text:span><text:span text:style-name="T219">J</text:span><text:span text:style-name="T220">a</text:span><text:span text:style-name="T219">n </text:span><text:span text:style-name="T220">Jansen</text:span></text:p>
      <text:p text:style-name="Standard"><text:span text:style-name="T221">&lt;</text:span><text:span text:style-name="T222">g</text:span><text:span text:style-name="T15">ebruikersnaam&gt;<text:tab/></text:span><text:span text:style-name="T217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17"><text:tab/></text:span><text:span text:style-name="T218">b</text:span><text:span text:style-name="T264">ijv.</text:span><text:span text:style-name="T10"> </text:span><text:span text:style-name="T192">j</text:span><text:span text:style-name="T193">a</text:span><text:span text:style-name="T192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17"><text:tab/><text:tab/></text:span><text:span text:style-name="T18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5">ijv.</text:span><text:span text:style-name="T212"> </text:span><text:span text:style-name="T213">pc02</text:span></text:p>
      <text:p text:style-name="P27"><text:span text:style-name="T214">&lt;</text:span><text:span text:style-name="T216">g</text:span><text:span text:style-name="T215">ebruiker</text:span><text:span text:style-name="T214">&gt;<text:tab/></text:span><text:span text:style-name="T211"><text:tab/></text:span><text:span text:style-name="T223"> <text:tab/><text:tab/></text:span><text:span text:style-name="T209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09"><text:tab/></text:span><text:span text:style-name="T210">e</text:span><text:span text:style-name="T261">vt. </text:span><text:span text:style-name="T263">extra </text:span><text:span text:style-name="T261">gebruiker</text:span><text:span text:style-name="T263">s</text:span></text:p>
      <text:p text:style-name="P93"><text:span text:style-name="T214">&lt;</text:span><text:span text:style-name="T216">g</text:span><text:span text:style-name="T215">ebruikersnaam</text:span><text:span text:style-name="T214">&gt;<text:tab/></text:span><text:span text:style-name="T205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5"><text:tab/></text:span><text:span text:style-name="T206">e</text:span><text:span text:style-name="T266">vt. </text:span><text:span text:style-name="T267">extra </text:span><text:span text:style-name="T266">gebruiker</text:span><text:span text:style-name="T267">s</text:span></text:p>
      <text:p text:style-name="P90"><text:span text:style-name="T273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2">Nog niet op Linux?</text:span></text:span><text:span text:style-name="T186"><text:tab/></text:span><text:span text:style-name="T189">G</text:span><text:span text:style-name="T185">ebruik </text:span><text:span text:style-name="Strong_20_Emphasis"><text:span text:style-name="T190">Checklist </text:span></text:span><text:span text:style-name="Strong_20_Emphasis"><text:span text:style-name="T191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7"> onder </text:span><text:span text:style-name="Strong_20_Emphasis"><text:span text:style-name="T173">Linux</text:span></text:span><text:span text:style-name="T188">.</text:span></text:p>
      <text:p text:style-name="P21"><text:span text:style-name="Strong_20_Emphasis"><text:span text:style-name="T174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4"><text:bookmark-ref text:reference-format="page" text:ref-name="__RefNumPara__4009_1271708128">2</text:bookmark-ref></text:span></text:span><text:span text:style-name="Strong_20_Emphasis"><text:span text:style-name="T174"><text:s text:c="2"/></text:span></text:span><text:span text:style-name="Strong_20_Emphasis"><text:span text:style-name="T175"><text:bookmark-ref text:reference-format="text" text:ref-name="__RefNumPara__4009_1271708128">Installatie uitvoeren</text:bookmark-ref></text:span></text:span><text:span text:style-name="T170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5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2</text:note-citation><text:note-body><text:p text:style-name="P25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29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95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3</text:note-citation><text:note-body><text:p text:style-name="P37">Druk op de Super (Windows/command/vergrootglas) toets of klik in de linkerbovenhoek.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D4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8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/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7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7"><text:span text:style-name="T201">Start de computer op vanaf</text:span><text:span text:style-name="T201"><text:note text:id="ftn4" text:note-class="footnote"><text:note-citation>1</text:note-citation><text:note-body><text:p text:style-name="P87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201"> </text:span><text:span text:style-name="T202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T197"><text:s/></text:span><text:span text:style-name="T199">Desktop</text:span><text:span text:style-name="T198"> </text:span><text:span text:style-name="T203">Live</text:span><text:span text:style-name="T115"><text:note text:id="ftn5" text:note-class="footnote"><text:note-citation>2</text:note-citation><text:note-body><text:p text:style-name="P23"><text:span text:style-name="T224">Vanaf een </text:span><text:span text:style-name="T232">L</text:span><text:span text:style-name="T224">ive </text:span><text:span text:style-name="T233">USB</text:span><text:span text:style-name="T227">-stick</text:span><text:span text:style-name="T234"> </text:span><text:span text:style-name="T224">kunt u opstarten en </text:span><text:span text:style-name="T228">met </text:span><text:span text:style-name="T204"><text:user-field-get text:name="Distro">Debian</text:user-field-get></text:span><text:span text:style-name="T204"><text:s/></text:span><text:span text:style-name="T224">werken zonder enige bestanden op de harde schijf te wijzigen en maakt ook installatie van </text:span><text:span text:style-name="T204"><text:user-field-get text:name="Distro">Debian</text:user-field-get></text:span><text:span text:style-name="T204"><text:s/></text:span><text:span text:style-name="T224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2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30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1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" text:style-name="Internet_20_link" text:visited-style-name="Visited_20_Internet_20_Link"><text:span text:style-name="T231">karelzimmer.nl</text:span></text:a><text:span text:style-name="T132">, onder </text:span><text:span text:style-name="sterk_20_accent_20_voetnoot"><text:span text:style-name="T40">Linux</text:span></text:span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/></text:p>
          </table:table-cell>
          <table:table-cell table:style-name="_32_._5f_Installatie_5f_uitvoeren.C2" office:value-type="string">
            <text:p text:style-name="P42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6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80"><text:span text:style-name="T237">Typ</text:span><text:span text:style-name="T21"> </text:span><text:span text:style-name="User_20_Entry"><text:span text:style-name="T274">live</text:span></text:span><text:span text:style-name="T21"> als</text:span><text:span text:style-name="T237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44"><text:span text:style-name="Emphasis"><text:span text:style-name="T244">Volg de installatieschermen en vul deze in.</text:span></text:span><text:span text:style-name="T256"/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5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8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5">Locatie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9"><text:span text:style-name="T235">B</text:span>ij <text:span text:style-name="T225">Regio</text:span> <text:span text:style-name="T235">kies</text:span> <text:span text:style-name="T225">Europa</text:span> 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5">Toetsenbord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7" office:value-type="string">
            <text:p text:style-name="P19"><text:span text:style-name="T236">K</text:span>ies <text:span text:style-name="T225">English (US)</text:span> <text:span text:style-name="T270">en </text:span><text:span text:style-name="Strong_20_Emphasis"><text:span text:style-name="T270">English (US, intl., with dead keys)</text:span></text:span><text:span text:style-name="T270">, </text:span>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26">Partities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9" office:value-type="string">
            <text:p text:style-name="Standard"><text:span text:style-name="T236">K</text:span>ies <text:span text:style-name="T271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4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5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75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<text:span text:style-name="T272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3" office:value-type="string">
            <text:p text:style-name="P84">Zorg dat <text:span text:style-name="T225">Nu herstarten</text:span> is aangevinkt en klik op <text:span text:style-name="T225">Voltooid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3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T268">Volg de welkomstschermen.</text:span><text:span text:style-name="T257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6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22"><text:span text:style-name="T184">Druk op de Super (Windows/command/vergrootglas) toets of klik in de linkerbovenhoek.</text:span><text:span text:style-name="T184"/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/></text:p>
          </table:table-cell>
          <table:table-cell table:style-name="_33_._5f_Installatie_5f_afronden.C6" office:value-type="string">
            <text:p text:style-name="P92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3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7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79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8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4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29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8"><text:span text:style-name="Strong_20_Emphasis"/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T269">Volg de welkomstschermen.</text:span><text:span text:style-name="T258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7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richt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6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4"> installatie van </text:span><text:span text:style-name="T194"><text:user-field-get text:name="Distro">Debian</text:user-field-get></text:span><text:span text:style-name="T197"><text:s/></text:span><text:span text:style-name="T197"><text:user-field-get text:name="Version">12</text:user-field-get></text:span><text:span text:style-name="T195"><text:s/></text:span><text:span text:style-name="T199">Des</text:span><text:span text:style-name="T200">k</text:span><text:span text:style-name="T199">top</text:span><text:span text:style-name="T198"> </text:span><text:span text:style-name="T194">is voltooid.</text:span></text:p>
      <text:p text:style-name="P30"/>
      <text:list text:style-name="L2">
        <text:list-header>
          <text:p text:style-name="P104"><text:span text:style-name="T239">Geschreven door </text:span><text:a xlink:type="simple" xlink:href="mailto:info@karelzimmer.nl?subject=Checklist%20installatie%20Linux" text:style-name="Internet_20_link" text:visited-style-name="Visited_20_Internet_20_Link"><text:span text:style-name="T240">Karel Zimmer</text:span></text:a><text:span text:style-name="T241">.</text:span></text:p>
          <text:p text:style-name="P105"><text:span text:style-name="T243">Licentie </text:span><text:span text:style-name="T241">C</text:span><text:span text:style-name="T242">C0</text:span><text:span text:style-name="T241"> 1.0 </text:span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3-17T08:00:38.318519107">17-03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0:38.182793481</dc:date>
    <meta:keyword>Installatie</meta:keyword>
    <meta:keyword>Checklist</meta:keyword>
    <meta:keyword>Linux</meta:keyword>
    <meta:editing-cycles>7077</meta:editing-cycles>
    <meta:editing-duration>P12DT21H22M9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5" meta:character-count="3732" meta:non-whitespace-character-count="3245"/>
    <meta:user-defined meta:name="Info 1"/>
    <meta:user-defined meta:name="Info 2"/>
    <meta:user-defined meta:name="Info 3"/>
    <meta:user-defined meta:name="Info 4"/>
  </office:meta>
</office:document-meta>
</file>